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7">
      <style:text-properties officeooo:rsid="0017bf44" officeooo:paragraph-rsid="0017bf44"/>
    </style:style>
    <style:style style:name="P10" style:family="paragraph" style:parent-style-name="Preformatted_20_Text" style:list-style-name="L3"/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 style:list-style-name="L3">
      <style:paragraph-properties fo:margin-top="0in" fo:margin-bottom="0.1965in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4542"/>
    </style:style>
    <style:style style:name="T3" style:family="text">
      <style:text-properties fo:language="en" fo:country="US" officeooo:rsid="0017bf44"/>
    </style:style>
    <style:style style:name="T4" style:family="text">
      <style:text-properties officeooo:rsid="001632a7"/>
    </style:style>
    <style:style style:name="T5" style:family="text">
      <style:text-properties officeooo:rsid="00164542"/>
    </style:style>
    <style:style style:name="T6" style:family="text">
      <style:text-properties officeooo:rsid="0017bf4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k 14 Homework: Web Development </text:p>
      <text:p text:style-name="Standard"/>
      <text:h text:style-name="Heading_20_3" text:outline-level="3">Questions</text:h>
      <text:p text:style-name="Text_20_body">Before you work through the questions below, please create a new file and record your answers there. This will be your homework deliverable.</text:p>
      <text:h text:style-name="Heading_20_4" text:outline-level="4"><text:bookmark text:name="user-content-http-requests-and-responses"/>HTTP Requests and Responses</text:h>
      <text:p text:style-name="Text_20_body">Answer the following questions about the HTTP request and response process.</text:p>
      <text:list xml:id="list2643202701" text:style-name="L1">
        <text:list-item>
          <text:p text:style-name="P1">What type of architecture does the HTTP request and response process occur in?</text:p>
        </text:list-item>
      </text:list>
      <text:p text:style-name="Text_20_body"><text:tab/>- <text:span text:style-name="T4">HTTP request and response occurs in the client server.</text:span></text:p>
      <text:list xml:id="list181250148211075" text:continue-numbering="true" text:style-name="L1">
        <text:list-item>
          <text:p text:style-name="P1">What are the different parts of an HTTP request?</text:p>
          <text:p text:style-name="P1">- <text:span text:style-name="T4">The different parts of an HTTP request are the request header, request line, and request bodies.</text:span></text:p>
        </text:list-item>
        <text:list-item>
          <text:p text:style-name="P1">Which part of an HTTP request is optional?</text:p>
          <text:p text:style-name="P1">- <text:span text:style-name="T4">The request body</text:span></text:p>
        </text:list-item>
        <text:list-item>
          <text:p text:style-name="P1">What are the three parts of an HTTP response?</text:p>
          <text:p text:style-name="P1">- <text:span text:style-name="T4">The three parts of an HTTP response are the same as those of the request: request header, request line, and request body.</text:span></text:p>
        </text:list-item>
        <text:list-item>
          <text:p text:style-name="P1">Which number class of status codes represents errors?</text:p>
          <text:p text:style-name="P1">- <text:span text:style-name="T4">400 and 500</text:span></text:p>
        </text:list-item>
        <text:list-item>
          <text:p text:style-name="P1">What are the two most common request methods that a security professional will encounter?</text:p>
          <text:p text:style-name="P1">- <text:span text:style-name="T4">Post / Get</text:span></text:p>
        </text:list-item>
        <text:list-item>
          <text:p text:style-name="P1">Which type of HTTP request method is used for sending data?</text:p>
          <text:p text:style-name="P1">- <text:span text:style-name="T4">Post</text:span></text:p>
        </text:list-item>
        <text:list-item>
          <text:p text:style-name="P1">Which part of an HTTP request contains the data being sent to the server?</text:p>
          <text:p text:style-name="P1">- <text:span text:style-name="T4">The body of the Request.</text:span></text:p>
        </text:list-item>
        <text:list-item>
          <text:p text:style-name="P1">In which part of an HTTP response does the browser receive the web code to generate and style a web page?</text:p>
          <text:p text:style-name="P1">- <text:span text:style-name="T5">The body of the Response </text:span></text:p>
        </text:list-item>
      </text:list>
      <text:h text:style-name="Heading_20_4" text:outline-level="4"><text:bookmark text:name="user-content-using-curl"/>Using curl</text:h>
      <text:p text:style-name="Text_20_body">Answer the following questions about <text:span text:style-name="Source_20_Text">curl</text:span>:</text:p>
      <text:list xml:id="list2098150340" text:style-name="L2">
        <text:list-item>
          <text:p text:style-name="P2">What are the advantages of using <text:span text:style-name="Source_20_Text">curl</text:span> over the browser?</text:p>
          <text:p text:style-name="P2"><text:soft-page-break/>- <text:span text:style-name="T5">Advantages of curl are the ability to automatically test HTTP requests, manage request / responses, and support many protocols without an interface. </text:span></text:p>
        </text:list-item>
        <text:list-item>
          <text:p text:style-name="P2">Which <text:span text:style-name="Source_20_Text">curl</text:span> option is used to change the request method?</text:p>
          <text:p text:style-name="P2">- <text:span text:style-name="T5">Curl -X</text:span></text:p>
        </text:list-item>
        <text:list-item>
          <text:p text:style-name="P2">Which <text:span text:style-name="Source_20_Text">curl</text:span> option is used to set request headers?</text:p>
          <text:p text:style-name="P2">- <text:span text:style-name="T5">Curl -h</text:span></text:p>
        </text:list-item>
        <text:list-item>
          <text:p text:style-name="P2">Which <text:span text:style-name="Source_20_Text">curl</text:span> option is used to view the response header?</text:p>
          <text:p text:style-name="P2">- <text:span text:style-name="T5">Curl -i</text:span></text:p>
        </text:list-item>
        <text:list-item>
          <text:p text:style-name="P2">Which request method might an attacker use to figure out which HTTP requests an HTTP server will accept?</text:p>
          <text:p text:style-name="P2">- <text:span text:style-name="T5">Get or options</text:span></text:p>
        </text:list-item>
      </text:list>
      <text:h text:style-name="Heading_20_4" text:outline-level="4"><text:bookmark text:name="user-content-sessions-and-cookies"/>Sessions and Cookies</text:h>
      <text:p text:style-name="Text_20_body">Recall that HTTP servers need to be able to recognize clients from one another. They do this through sessions and cookies.</text:p>
      <text:p text:style-name="Text_20_body">Answer the following questions about sessions and cookies:</text:p>
      <text:list xml:id="list3178231521" text:style-name="L3">
        <text:list-item>
          <text:p text:style-name="P3">Which response header sends a cookie to the client?</text:p>
          <text:p text:style-name="P10"><text:bookmark text:name="LC1"/><text:span text:style-name="Source_20_Text"><text:span text:style-name="T1">HTTP/1.1 200 OK</text:span></text:span></text:p>
          <text:p text:style-name="P10"><text:bookmark text:name="LC2"/><text:span text:style-name="Source_20_Text"><text:span text:style-name="T1">Content-type: text/html</text:span></text:span></text:p>
          <text:p text:style-name="P12"><text:bookmark text:name="LC3"/><text:span text:style-name="Source_20_Text"><text:span text:style-name="T1">Set-Cookie: cart=Bob</text:span></text:span></text:p>
          <text:p text:style-name="P12"><text:span text:style-name="Source_20_Text"><text:span text:style-name="T1">- </text:span></text:span><text:span text:style-name="Source_20_Text"><text:span text:style-name="T2">Set-Cookie</text:span></text:span></text:p>
        </text:list-item>
        <text:list-item>
          <text:p text:style-name="P3">Which request header will continue the client's session?</text:p>
          <text:p text:style-name="P10"><text:bookmark text:name="LC11"/><text:span text:style-name="Source_20_Text"><text:span text:style-name="T1">GET /cart HTTP/1.1</text:span></text:span></text:p>
          <text:p text:style-name="P10"><text:bookmark text:name="LC21"/><text:span text:style-name="Source_20_Text"><text:span text:style-name="T1">Host: www.example.org</text:span></text:span></text:p>
          <text:p text:style-name="P12"><text:bookmark text:name="LC31"/><text:span text:style-name="Source_20_Text"><text:span text:style-name="T1">Cookie: cart=Bob</text:span></text:span></text:p>
          <text:p text:style-name="P12"><text:span text:style-name="Source_20_Text"><text:span text:style-name="T1">- </text:span></text:span><text:span text:style-name="Source_20_Text"><text:span text:style-name="T3">Cookie continues the session.</text:span></text:span></text:p>
        </text:list-item>
      </text:list>
      <text:h text:style-name="Heading_20_4" text:outline-level="4"><text:bookmark text:name="user-content-example-http-requests-and-responses"/>Example HTTP Requests and Responses</text:h>
      <text:p text:style-name="Text_20_body">Look through the following example HTTP request and response and answer the following questions:</text:p>
      <text:p text:style-name="Text_20_body"><text:span text:style-name="Strong_20_Emphasis">HTTP Request</text:span></text:p>
      <text:p text:style-name="Preformatted_20_Text"><text:bookmark text:name="LC12"/><text:span text:style-name="Source_20_Text"><text:span text:style-name="T1">POST /login.php HTTP/1.1</text:span></text:span></text:p>
      <text:p text:style-name="Preformatted_20_Text"><text:bookmark text:name="LC22"/><text:span text:style-name="Source_20_Text"><text:span text:style-name="T1">Host: example.com</text:span></text:span></text:p>
      <text:p text:style-name="Preformatted_20_Text"><text:bookmark text:name="LC32"/><text:span text:style-name="Source_20_Text"><text:span text:style-name="T1">Accept-Encoding: gzip, deflate, br</text:span></text:span></text:p>
      <text:p text:style-name="Preformatted_20_Text"><text:bookmark text:name="LC4"/><text:span text:style-name="Source_20_Text"><text:span text:style-name="T1">Connection: keep-alive</text:span></text:span></text:p>
      <text:p text:style-name="Preformatted_20_Text"><text:bookmark text:name="LC5"/><text:span text:style-name="Source_20_Text"><text:span text:style-name="T1">Content-Type: application/x-www-form-urlencoded</text:span></text:span></text:p>
      <text:p text:style-name="Preformatted_20_Text"><text:bookmark text:name="LC6"/><text:span text:style-name="Source_20_Text"><text:span text:style-name="T1">Content-Length: 34</text:span></text:span></text:p>
      <text:p text:style-name="Preformatted_20_Text"><text:bookmark text:name="LC7"/><text:soft-page-break/><text:span text:style-name="Source_20_Text"><text:span text:style-name="T1">Upgrade-Insecure-Requests: 1</text:span></text:span></text:p>
      <text:p text:style-name="Preformatted_20_Text"><text:bookmark text:name="LC8"/><text:span text:style-name="Source_20_Text"><text:span text:style-name="T1">User-Agent: Mozilla/5.0 (Linux; Android 6.0; Nexus 5 Build/MRA58N) AppleWebKit/537.36 (KHTML, like Gecko) Chrome/80.0.3987.132 Mobile Safari/537.36</text:span></text:span></text:p>
      <text:p text:style-name="Preformatted_20_Text"><text:bookmark text:name="LC9"/></text:p>
      <text:p text:style-name="P11"><text:bookmark text:name="LC10"/><text:span text:style-name="Source_20_Text"><text:span text:style-name="T1">username=Barbara&amp;password=password</text:span></text:span></text:p>
      <text:list xml:id="list2727792585" text:style-name="L4">
        <text:list-item>
          <text:p text:style-name="P4">What is the request method?</text:p>
          <text:p text:style-name="P4">- <text:span text:style-name="T6">Post</text:span></text:p>
        </text:list-item>
        <text:list-item>
          <text:p text:style-name="P4">Which header expresses the client's preference for an encrypted response?</text:p>
          <text:p text:style-name="P4">- <text:span text:style-name="T6">Accept-Encoding: deflate, br, gzip</text:span></text:p>
        </text:list-item>
        <text:list-item>
          <text:p text:style-name="P4">Does the request have a user session associated with it?</text:p>
          <text:p text:style-name="P4">- <text:span text:style-name="T6">The request does not need to have a user session. </text:span></text:p>
        </text:list-item>
        <text:list-item>
          <text:p text:style-name="P4">What kind of data is being sent from this request body?</text:p>
          <text:p text:style-name="P4">- <text:span text:style-name="T6">Login credentials</text:span></text:p>
        </text:list-item>
      </text:list>
      <text:p text:style-name="Text_20_body"><text:span text:style-name="Strong_20_Emphasis">HTTP Response</text:span></text:p>
      <text:p text:style-name="Preformatted_20_Text"><text:bookmark text:name="LC13"/><text:span text:style-name="Source_20_Text"><text:span text:style-name="T1">HTTP/1.1 200 OK</text:span></text:span></text:p>
      <text:p text:style-name="Preformatted_20_Text"><text:bookmark text:name="LC23"/><text:span text:style-name="Source_20_Text"><text:span text:style-name="T1">Date: Mon, 16 Mar 2020 17:05:43 GMT</text:span></text:span></text:p>
      <text:p text:style-name="Preformatted_20_Text"><text:bookmark text:name="LC33"/><text:span text:style-name="Source_20_Text"><text:span text:style-name="T1">Last-Modified: Sat, 01 Feb 2020 00:00:00 GMT</text:span></text:span></text:p>
      <text:p text:style-name="Preformatted_20_Text"><text:bookmark text:name="LC41"/><text:span text:style-name="Source_20_Text"><text:span text:style-name="T1">Content-Encoding: gzip</text:span></text:span></text:p>
      <text:p text:style-name="Preformatted_20_Text"><text:bookmark text:name="LC51"/><text:span text:style-name="Source_20_Text"><text:span text:style-name="T1">Expires: Fri, 01 May 2020 00:00:00 GMT</text:span></text:span></text:p>
      <text:p text:style-name="Preformatted_20_Text"><text:bookmark text:name="LC61"/><text:span text:style-name="Source_20_Text"><text:span text:style-name="T1">Server: Apache</text:span></text:span></text:p>
      <text:p text:style-name="Preformatted_20_Text"><text:bookmark text:name="LC71"/><text:span text:style-name="Source_20_Text"><text:span text:style-name="T1">Set-Cookie: SessionID=5</text:span></text:span></text:p>
      <text:p text:style-name="Preformatted_20_Text"><text:bookmark text:name="LC81"/><text:span text:style-name="Source_20_Text"><text:span text:style-name="T1">Content-Type: text/html; charset=UTF-8</text:span></text:span></text:p>
      <text:p text:style-name="Preformatted_20_Text"><text:bookmark text:name="LC91"/><text:span text:style-name="Source_20_Text"><text:span text:style-name="T1">Strict-Transport-Security: max-age=31536000; includeSubDomains</text:span></text:span></text:p>
      <text:p text:style-name="Preformatted_20_Text"><text:bookmark text:name="LC101"/><text:span text:style-name="Source_20_Text"><text:span text:style-name="T1">X-Content-Type: NoSniff</text:span></text:span></text:p>
      <text:p text:style-name="Preformatted_20_Text"><text:bookmark text:name="LC111"/><text:span text:style-name="Source_20_Text"><text:span text:style-name="T1">X-Frame-Options: DENY</text:span></text:span></text:p>
      <text:p text:style-name="Preformatted_20_Text"><text:bookmark text:name="LC121"/><text:span text:style-name="Source_20_Text"><text:span text:style-name="T1">X-XSS-Protection: 1; mode=block</text:span></text:span></text:p>
      <text:p text:style-name="Preformatted_20_Text"><text:bookmark text:name="LC131"/></text:p>
      <text:p text:style-name="P11"><text:bookmark text:name="LC14"/><text:span text:style-name="Source_20_Text"><text:span text:style-name="T1">[page content]</text:span></text:span></text:p>
      <text:list xml:id="list2006300223" text:style-name="L5">
        <text:list-item>
          <text:p text:style-name="P5">What is the response status code?</text:p>
          <text:p text:style-name="P5">- <text:span text:style-name="T6">200</text:span></text:p>
        </text:list-item>
        <text:list-item>
          <text:p text:style-name="P5">What web server is handling this HTTP response?</text:p>
          <text:p text:style-name="P5">- <text:span text:style-name="T6">apache server </text:span></text:p>
        </text:list-item>
        <text:list-item>
          <text:p text:style-name="P5">Does this response have a user session associated to it?</text:p>
          <text:p text:style-name="P5">- <text:span text:style-name="T6">yes sessionid=5</text:span></text:p>
        </text:list-item>
        <text:list-item>
          <text:p text:style-name="P5">What kind of content is likely to be in the [page content] response body?</text:p>
          <text:p text:style-name="P5">- <text:span text:style-name="T6">web code</text:span></text:p>
        </text:list-item>
        <text:list-item>
          <text:p text:style-name="P5">If your class covered security headers, what security request headers have been included?</text:p>
          <text:p text:style-name="P5"><text:soft-page-break/>- <text:span text:style-name="T6">Strict Transport Security</text:span></text:p>
        </text:list-item>
      </text:list>
      <text:h text:style-name="Heading_20_4" text:outline-level="4"><text:bookmark text:name="user-content-monoliths-and-microservices"/>Monoliths and Microservices</text:h>
      <text:p text:style-name="Text_20_body">Answer the following questions about monoliths and microservices:</text:p>
      <text:list xml:id="list119822804" text:style-name="L6">
        <text:list-item>
          <text:p text:style-name="P6">What are the individual components of microservices called?</text:p>
          <text:p text:style-name="P6">- <text:span text:style-name="T6">Servoces</text:span></text:p>
        </text:list-item>
        <text:list-item>
          <text:p text:style-name="P6">What is a service that writes to a database and communicates to other services?</text:p>
          <text:p text:style-name="P6">- <text:span text:style-name="T6">API service</text:span></text:p>
        </text:list-item>
        <text:list-item>
          <text:p text:style-name="P6">What type of underlying technology allows for microservices to become scalable and have redundancy?</text:p>
          <text:p text:style-name="P6">- <text:span text:style-name="T6">Load Balancers</text:span></text:p>
        </text:list-item>
      </text:list>
      <text:h text:style-name="Heading_20_4" text:outline-level="4"><text:bookmark text:name="user-content-deploying-and-testing-a-container-set"/>Deploying and Testing a Container Set</text:h>
      <text:p text:style-name="Text_20_body">Answer the following questions about multi-container deployment:</text:p>
      <text:list xml:id="list1011985143" text:style-name="L7">
        <text:list-item>
          <text:p text:style-name="P7">What tool can be used to deploy multiple containers at once?</text:p>
          <text:p text:style-name="P7">- <text:span text:style-name="T6">Docker Compose</text:span></text:p>
        </text:list-item>
        <text:list-item>
          <text:p text:style-name="P7">What kind of file format is required for us to deploy a container set?</text:p>
          <text:p text:style-name="P9">YAML</text:p>
        </text:list-item>
      </text:list>
      <text:h text:style-name="Heading_20_4" text:outline-level="4"><text:bookmark text:name="user-content-databases"/>Databases</text:h>
      <text:list xml:id="list961471076" text:style-name="L8">
        <text:list-item>
          <text:p text:style-name="P8">Which type of SQL query would we use to see all of the information within a table called <text:span text:style-name="Source_20_Text">customers</text:span>?</text:p>
          <text:p text:style-name="P8">- <text:span text:style-name="T6">SELECT column_name FROM customers</text:span></text:p>
        </text:list-item>
        <text:list-item>
          <text:p text:style-name="P8">Which type of SQL query would we use to enter new data into a table? (You don't need a full query, just the first part of the statement.)</text:p>
          <text:p text:style-name="P8">- <text:span text:style-name="T6">INSERT INTO table_name (column_1, column_2, columb_3) VALUES (value_1, value_2, value_3)</text:span></text:p>
        </text:list-item>
        <text:list-item>
          <text:p text:style-name="P8">Why would we never run <text:span text:style-name="Source_20_Text">DELETE FROM &lt;table-name&gt;;</text:span> by itself?</text:p>
          <text:p text:style-name="P8">- <text:span text:style-name="T6">Doing so will delete the entire tabl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7:34:42.778000000</meta:creation-date>
    <dc:date>2021-10-13T18:12:49.436000000</dc:date>
    <meta:editing-duration>PT17M15S</meta:editing-duration>
    <meta:editing-cycles>1</meta:editing-cycles>
    <meta:document-statistic meta:table-count="0" meta:image-count="0" meta:object-count="0" meta:page-count="4" meta:paragraph-count="113" meta:word-count="834" meta:character-count="5065" meta:non-whitespace-character-count="4371"/>
    <meta:generator>LibreOffice/5.4.2.2$Windows_X86_64 LibreOffice_project/22b09f6418e8c2d508a9eaf86b2399209b0990f4</meta:generator>
  </office:meta>
</office:document-meta>
</file>